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232c2" officeooo:paragraph-rsid="001232c2"/>
    </style:style>
    <style:style style:name="P2" style:family="paragraph" style:parent-style-name="Heading_20_2">
      <style:text-properties officeooo:rsid="00130a5b" officeooo:paragraph-rsid="00130a5b"/>
    </style:style>
    <style:style style:name="P3" style:family="paragraph" style:parent-style-name="Text_20_body">
      <style:text-properties officeooo:rsid="001232c2" officeooo:paragraph-rsid="001232c2"/>
    </style:style>
    <style:style style:name="P4" style:family="paragraph" style:parent-style-name="Text_20_body">
      <style:text-properties officeooo:rsid="00130a5b" officeooo:paragraph-rsid="00130a5b"/>
    </style:style>
    <style:style style:name="P5" style:family="paragraph" style:parent-style-name="Text_20_body">
      <style:text-properties officeooo:paragraph-rsid="00130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apacity of a hypothesis</text:h>
      <text:p text:style-name="P3">Number of functions the hypothesis is able to model</text:p>
      <text:p text:style-name="P3">if the hypothesis has to high capacity we get over-fitting</text:p>
      <text:p text:style-name="P3">if the hypothesis has to low capacity we struggle to fit the model to the training set</text:p>
      <text:p text:style-name="P3"/>
      <text:h text:style-name="P2" text:outline-level="2">Vapnik-Chervonenkis theory</text:h>
      <text:p text:style-name="P5"/>
      <text:h text:style-name="P2" text:outline-level="2">Linear regression</text:h>
      <text:p text:style-name="P4">Find the line that fits the data bes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20:16.497298115</meta:creation-date>
    <meta:generator>LibreOffice/7.3.7.2$Linux_X86_64 LibreOffice_project/30$Build-2</meta:generator>
    <dc:date>2023-02-06T17:03:00.517348896</dc:date>
    <meta:editing-duration>PT2M43S</meta:editing-duration>
    <meta:editing-cycles>1</meta:editing-cycles>
    <meta:document-statistic meta:table-count="0" meta:image-count="0" meta:object-count="0" meta:page-count="1" meta:paragraph-count="7" meta:word-count="52" meta:character-count="299" meta:non-whitespace-character-count="254"/>
  </office:meta>
</office:document-meta>
</file>